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695cm" style:rel-column-width="15211*"/>
    </style:style>
    <style:style style:name="Table2.B" style:family="table-column">
      <style:table-column-properties style:column-width="12.226cm" style:rel-column-width="50324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5.93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3.6cm"/>
    </style:style>
    <style:style style:name="Table1.B" style:family="table-column">
      <style:table-column-properties style:column-width="3.395cm"/>
    </style:style>
    <style:style style:name="Table1.C" style:family="table-column">
      <style:table-column-properties style:column-width="8.934cm"/>
    </style:style>
    <style:style style:name="Table1.1" style:family="table-row">
      <style:table-row-properties style:min-row-height="2.258cm"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padding-left="0.212cm" fo:padding-right="0.212cm" fo:padding-top="0.176cm" fo:padding-bottom="0.176cm" fo:border="none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fo:background-color="transparen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paragraph-rsid="00067c35" fo:background-color="transparen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style="italic" officeooo:rsid="0015dc1b" officeooo:paragraph-rsid="0015dc1b" fo:background-color="transparent" style:font-name-asian="Times New Roman1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orphans="0" fo:widows="0" fo:padding="0cm" fo:border="none" style:shadow="none"/>
      <style:text-properties style:font-name="Times New Roman" fo:font-size="12pt" fo:language="ru" fo:country="RU" fo:font-style="italic" fo:font-weight="normal" officeooo:rsid="0015dc1b" officeooo:paragraph-rsid="0015dc1b" fo:background-color="transparent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5dc1b" fo:background-color="transparent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0be4d5" officeooo:paragraph-rsid="000be4d5" fo:background-color="transparen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27cm" style:auto-text-indent="false"/>
      <style:text-properties officeooo:paragraph-rsid="0015dc1b" fo:background-color="transparent"/>
    </style:style>
    <style:style style:name="P9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27cm" style:auto-text-indent="false"/>
      <style:text-properties style:font-name="Times New Roman" fo:font-size="12pt" fo:language="ru" fo:country="RU" officeooo:paragraph-rsid="00067c35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orphans="0" fo:widows="0" fo:padding="0cm" fo:border="none" style:shadow="none"/>
      <style:text-properties style:font-name="Times New Roman" fo:font-size="12pt" fo:font-weight="normal" officeooo:paragraph-rsid="000be4d5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orphans="0" fo:widows="0" fo:padding="0cm" fo:border="none" style:shadow="none"/>
      <style:text-properties style:font-name="Times New Roman" fo:font-size="12pt" fo:font-style="italic" fo:font-weight="normal" officeooo:rsid="0015dc1b" officeooo:paragraph-rsid="0015dc1b" fo:background-color="transparent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2" style:family="paragraph" style:parent-style-name="Standard">
      <style:paragraph-properties fo:orphans="0" fo:widows="0" fo:padding="0cm" fo:border="none" style:shadow="none"/>
      <style:text-properties style:font-name="Times New Roman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14" style:family="paragraph" style:parent-style-name="Standard">
      <style:text-properties fo:background-color="transparent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fo:language="ru" fo:country="RU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8pt" officeooo:rsid="00067c35" style:font-name-asian="Times New Roman1" style:font-size-asian="18pt" style:font-name-complex="Times New Roman1" style:font-size-complex="18pt"/>
    </style:style>
    <style:style style:name="T5" style:family="text">
      <style:text-properties officeooo:rsid="00067c35"/>
    </style:style>
    <style:style style:name="T6" style:family="text">
      <style:text-properties style:font-name="Times New Roman" fo:font-size="12pt" fo:language="ru" fo:country="RU" fo:font-style="italic" fo:font-weight="normal" officeooo:rsid="0015dc1b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language="ru" fo:country="RU" fo:font-style="italic" officeooo:rsid="0015dc1b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officeooo:rsid="0015dc1b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fo:font-style="italic" officeooo:rsid="0015dc1b" style:font-name-asian="Times New Roman1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language="en" fo:country="US" fo:font-style="italic" officeooo:rsid="0015dc1b" style:font-name-asian="Times New Roman1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0be4d5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67c35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fo:language="ru" fo:country="RU" officeooo:rsid="000be4d5" style:font-name-asian="Times New Roman1" style:font-size-asian="12pt" style:font-name-complex="Times New Roman1" style:font-size-complex="12pt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5dc1b"/>
    </style:style>
    <style:style style:name="T22" style:family="text">
      <style:text-properties fo:font-style="italic" officeooo:rsid="0015dc1b" style:font-style-asian="italic" style:font-style-complex="italic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font-style="italic" officeooo:rsid="0015dc1b" style:font-style-asian="italic" style:font-style-complex="italic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зыв</text:span><text:span text:style-name="T2"> научного руководителя</text:span><text:span text:style-name="T3"> </text:span><text:span text:style-name="T1">о </text:span><text:span text:style-name="T4">прохождении практики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Вид практики:</text:p>
          </table:table-cell>
          <table:table-cell table:style-name="Table2.A1" office:value-type="string">
            <text:p text:style-name="P3">Пишется по учебному плану и тому, что на титульной странице</text:p>
          </table:table-cell>
        </table:table-row>
        <table:table-row>
          <table:table-cell table:style-name="Table2.A1" office:value-type="string">
            <text:p text:style-name="P2">Обучающий<text:span text:style-name="T5">(ая)</text:span>ся<text:span text:style-name="T5">:</text:span></text:p>
          </table:table-cell>
          <table:table-cell table:style-name="Table2.A1" office:value-type="string">
            <text:p text:style-name="P4">Фамилия Имя Отчество</text:p>
          </table:table-cell>
        </table:table-row>
        <table:table-row>
          <table:table-cell table:style-name="Table2.A1" office:value-type="string">
            <text:p text:style-name="P2">Тема практики:</text:p>
          </table:table-cell>
          <table:table-cell table:style-name="Table2.A1" office:value-type="string">
            <text:p text:style-name="P3">Тема, она же в заголовке отчёта</text:p>
          </table:table-cell>
        </table:table-row>
      </table:table>
      <text:p text:style-name="P5"/>
      <text:p text:style-name="P6"><text:span text:style-name="T6">Фамилия Имя Отчество </text:span><text:span text:style-name="T7">в ходе прохождения практики своевременно </text:span><text:span text:style-name="T8">и</text:span><text:span text:style-name="T7"> качественно выполнил следующие задачи: </text:span></text:p>
      <text:list text:style-name="WWNum1">
        <text:list-item>
          <text:p text:style-name="P7">…</text:p>
        </text:list-item>
        <text:list-item>
          <text:p text:style-name="P7">…</text:p>
        </text:list-item>
        <text:list-item>
          <text:p text:style-name="P7">…</text:p>
        </text:list-item>
      </text:list>
      <text:p text:style-name="P8"><text:span text:style-name="T7">В ходе работы </text:span><text:span text:style-name="T6">Имя Отчество</text:span><text:span text:style-name="T7"> </text:span><text:span text:style-name="T9">активно/</text:span><text:span text:style-name="T10">неактивно/эпизодически</text:span><text:span text:style-name="T8"> </text:span><text:span text:style-name="T7">взаимодействовал с руководителем </text:span><text:span text:style-name="T11">(</text:span><text:span text:style-name="T12">и консультантом</text:span><text:span text:style-name="T11">)</text:span><text:span text:style-name="T7">, </text:span><text:span text:style-name="T12">(не)</text:span><text:span text:style-name="T9">своевременно</text:span><text:span text:style-name="T7"> выполнял поставленные задачи, </text:span><text:span text:style-name="T12">(не)</text:span><text:span text:style-name="T9">проявлял</text:span><text:span text:style-name="T13"> </text:span><text:span text:style-name="T14">[</text:span><text:span text:style-name="T10">полную/разумную/за гранью разумной</text:span><text:span text:style-name="T14">]</text:span><text:span text:style-name="T15"> </text:span><text:span text:style-name="T7">самостоятельность, </text:span><text:span text:style-name="T9">оперативно и вовремя учитывал</text:span><text:span text:style-name="T7"> замечания к работе. </text:span><text:span text:style-name="T16">На данный момент существенных замечаний к работе нет. </text:span><text:span text:style-name="T7">Рекомендую аттестовать положительно, прохождение практики по шкале </text:span><text:span text:style-name="T17">ECTS оценить</text:span><text:span text:style-name="T7"> </text:span><text:span text:style-name="T16">по результатам доклада</text:span><text:span text:style-name="T18"> </text:span><text:span text:style-name="T10">__ или __</text:span><text:span text:style-name="T8">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9">Дата</text:span><text:span text:style-name="T20">: </text:span><text:span text:style-name="T21">__.__.____</text:span></text:p>
          </table:table-cell>
          <table:table-cell table:style-name="Table1.A1" office:value-type="string">
            <text:p text:style-name="P11">Подпись</text:p>
          </table:table-cell>
          <table:table-cell table:style-name="Table1.A1" office:value-type="string">
            <text:p text:style-name="P12"><text:span text:style-name="T19">Научный руководитель</text:span>, <text:span text:style-name="T22">степень,</text:span><text:span text:style-name="T23"> </text:span><text:span text:style-name="T24">должность и кафедра, Фамилия Имя Отчество</text:span></text:p>
          </table:table-cell>
        </table:table-row>
      </table:table>
      <text:p text:style-name="P13">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2</meta:editing-cycles>
    <meta:creation-date>2021-12-24T04:38:00</meta:creation-date>
    <dc:date>2024-12-26T10:20:09.021000000</dc:date>
    <meta:editing-duration>PT1H7M33S</meta:editing-duration>
    <meta:generator>LibreOffice/24.8.0.3$Windows_X86_64 LibreOffice_project/0bdf1299c94fe897b119f97f3c613e9dca6be583</meta:generator>
    <meta:document-statistic meta:table-count="2" meta:image-count="0" meta:object-count="0" meta:page-count="1" meta:paragraph-count="16" meta:word-count="111" meta:character-count="852" meta:non-whitespace-character-count="756"/>
    <meta:user-defined meta:name="AppVersion">16.0000</meta:user-defined>
    <meta:template xlink:type="simple" xlink:actuate="onRequest" xlink:title="Normal.dotm" xlink:href=""/>
  </office:meta>
</office:document-meta>
</file>